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8"/>
    <style:style style:name="ce4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yc_stats" table:style-name="ta1">
        <table:table-column table:style-name="co1" table:default-cell-style-name="Default"/>
        <table:table-column table:style-name="co2" table:number-columns-repeated="8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in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4" office:value-type="percentage" office:value="0.9" calcext:value-type="percentage">
            <text:p>90%</text:p>
          </table:table-cell>
          <table:table-cell table:style-name="ce2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6772212960824" calcext:value-type="float">
            <text:p>0,5768</text:p>
          </table:table-cell>
          <table:table-cell office:value-type="float" office:value="0.138675631340249" calcext:value-type="float">
            <text:p>0,1387</text:p>
          </table:table-cell>
          <table:table-cell office:value-type="float" office:value="0.174904942512512" calcext:value-type="float">
            <text:p>0,1749</text:p>
          </table:table-cell>
          <table:table-cell office:value-type="float" office:value="0.479087" calcext:value-type="float">
            <text:p>0,4791</text:p>
          </table:table-cell>
          <table:table-cell office:value-type="float" office:value="0.558935" calcext:value-type="float">
            <text:p>0,5589</text:p>
          </table:table-cell>
          <table:table-cell office:value-type="float" office:value="0.665399" calcext:value-type="float">
            <text:p>0,6654</text:p>
          </table:table-cell>
          <table:table-cell office:value-type="float" office:value="0.78327" calcext:value-type="float">
            <text:p>0,7833</text:p>
          </table:table-cell>
          <table:table-cell office:value-type="float" office:value="0.927756667137146" calcext:value-type="float">
            <text:p>0,92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8906813039575" calcext:value-type="float">
            <text:p>0,5889</text:p>
          </table:table-cell>
          <table:table-cell office:value-type="float" office:value="0.139248814070566" calcext:value-type="float">
            <text:p>0,1392</text:p>
          </table:table-cell>
          <table:table-cell office:value-type="float" office:value="0.110266156494617" calcext:value-type="float">
            <text:p>0,1103</text:p>
          </table:table-cell>
          <table:table-cell office:value-type="float" office:value="0.490494" calcext:value-type="float">
            <text:p>0,4905</text:p>
          </table:table-cell>
          <table:table-cell office:value-type="float" office:value="0.570342" calcext:value-type="float">
            <text:p>0,5703</text:p>
          </table:table-cell>
          <table:table-cell office:value-type="float" office:value="0.688213" calcext:value-type="float">
            <text:p>0,6882</text:p>
          </table:table-cell>
          <table:table-cell office:value-type="float" office:value="0.78327" calcext:value-type="float">
            <text:p>0,7833</text:p>
          </table:table-cell>
          <table:table-cell office:value-type="float" office:value="0.958174884319305" calcext:value-type="float">
            <text:p>0,958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07113213947622" calcext:value-type="float">
            <text:p>0,7071</text:p>
          </table:table-cell>
          <table:table-cell office:value-type="float" office:value="0.116533019716061" calcext:value-type="float">
            <text:p>0,1165</text:p>
          </table:table-cell>
          <table:table-cell office:value-type="float" office:value="0.216730043292046" calcext:value-type="float">
            <text:p>0,2167</text:p>
          </table:table-cell>
          <table:table-cell office:value-type="float" office:value="0.631179" calcext:value-type="float">
            <text:p>0,6312</text:p>
          </table:table-cell>
          <table:table-cell office:value-type="float" office:value="0.69962" calcext:value-type="float">
            <text:p>0,6996</text:p>
          </table:table-cell>
          <table:table-cell office:value-type="float" office:value="0.790875" calcext:value-type="float">
            <text:p>0,7909</text:p>
          </table:table-cell>
          <table:table-cell office:value-type="float" office:value="0.86692" calcext:value-type="float">
            <text:p>0,8669</text:p>
          </table:table-cell>
          <table:table-cell office:value-type="float" office:value="0.977186322212219" calcext:value-type="float">
            <text:p>0,977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05363334376956" calcext:value-type="float">
            <text:p>0,5054</text:p>
          </table:table-cell>
          <table:table-cell office:value-type="float" office:value="0.167531997776065" calcext:value-type="float">
            <text:p>0,1675</text:p>
          </table:table-cell>
          <table:table-cell office:value-type="float" office:value="0.0798479095101357" calcext:value-type="float">
            <text:p>0,0798</text:p>
          </table:table-cell>
          <table:table-cell office:value-type="float" office:value="0.380228" calcext:value-type="float">
            <text:p>0,3802</text:p>
          </table:table-cell>
          <table:table-cell office:value-type="float" office:value="0.456274" calcext:value-type="float">
            <text:p>0,4563</text:p>
          </table:table-cell>
          <table:table-cell office:value-type="float" office:value="0.61597" calcext:value-type="float">
            <text:p>0,6160</text:p>
          </table:table-cell>
          <table:table-cell office:value-type="float" office:value="0.771863" calcext:value-type="float">
            <text:p>0,7719</text:p>
          </table:table-cell>
          <table:table-cell office:value-type="float" office:value="0.965779483318329" calcext:value-type="float">
            <text:p>0,965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7369091151269" calcext:value-type="float">
            <text:p>0,2674</text:p>
          </table:table-cell>
          <table:table-cell office:value-type="float" office:value="0.185247074203618" calcext:value-type="float">
            <text:p>0,1852</text:p>
          </table:table-cell>
          <table:table-cell office:value-type="float" office:value="0.0266159698367119" calcext:value-type="float">
            <text:p>0,0266</text:p>
          </table:table-cell>
          <table:table-cell office:value-type="float" office:value="0.121673" calcext:value-type="float">
            <text:p>0,1217</text:p>
          </table:table-cell>
          <table:table-cell office:value-type="float" office:value="0.209125" calcext:value-type="float">
            <text:p>0,2091</text:p>
          </table:table-cell>
          <table:table-cell office:value-type="float" office:value="0.372624" calcext:value-type="float">
            <text:p>0,3726</text:p>
          </table:table-cell>
          <table:table-cell office:value-type="float" office:value="0.524715" calcext:value-type="float">
            <text:p>0,5247</text:p>
          </table:table-cell>
          <table:table-cell office:value-type="float" office:value="0.973384022712708" calcext:value-type="float">
            <text:p>0,97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82432718177891" calcext:value-type="float">
            <text:p>0,3824</text:p>
          </table:table-cell>
          <table:table-cell office:value-type="float" office:value="0.175744236117515" calcext:value-type="float">
            <text:p>0,1757</text:p>
          </table:table-cell>
          <table:table-cell office:value-type="float" office:value="0.0266159698367119" calcext:value-type="float">
            <text:p>0,0266</text:p>
          </table:table-cell>
          <table:table-cell office:value-type="float" office:value="0.243346" calcext:value-type="float">
            <text:p>0,2433</text:p>
          </table:table-cell>
          <table:table-cell office:value-type="float" office:value="0.342205" calcext:value-type="float">
            <text:p>0,3422</text:p>
          </table:table-cell>
          <table:table-cell office:value-type="float" office:value="0.51711" calcext:value-type="float">
            <text:p>0,5171</text:p>
          </table:table-cell>
          <table:table-cell office:value-type="float" office:value="0.631179" calcext:value-type="float">
            <text:p>0,6312</text:p>
          </table:table-cell>
          <table:table-cell office:value-type="float" office:value="0.904942989349365" calcext:value-type="float">
            <text:p>0,904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47408854863933" calcext:value-type="float">
            <text:p>0,6474</text:p>
          </table:table-cell>
          <table:table-cell office:value-type="float" office:value="0.133070165199725" calcext:value-type="float">
            <text:p>0,1331</text:p>
          </table:table-cell>
          <table:table-cell office:value-type="float" office:value="0.15209124982357" calcext:value-type="float">
            <text:p>0,1521</text:p>
          </table:table-cell>
          <table:table-cell office:value-type="float" office:value="0.551331" calcext:value-type="float">
            <text:p>0,5513</text:p>
          </table:table-cell>
          <table:table-cell office:value-type="float" office:value="0.638783" calcext:value-type="float">
            <text:p>0,6388</text:p>
          </table:table-cell>
          <table:table-cell office:value-type="float" office:value="0.741445" calcext:value-type="float">
            <text:p>0,7414</text:p>
          </table:table-cell>
          <table:table-cell office:value-type="float" office:value="0.8327" calcext:value-type="float">
            <text:p>0,8327</text:p>
          </table:table-cell>
          <table:table-cell office:value-type="float" office:value="0.965779483318329" calcext:value-type="float">
            <text:p>0,965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31672608883791" calcext:value-type="float">
            <text:p>0,5317</text:p>
          </table:table-cell>
          <table:table-cell office:value-type="float" office:value="0.186855662523589" calcext:value-type="float">
            <text:p>0,1869</text:p>
          </table:table-cell>
          <table:table-cell office:value-type="float" office:value="0.0266159698367119" calcext:value-type="float">
            <text:p>0,0266</text:p>
          </table:table-cell>
          <table:table-cell office:value-type="float" office:value="0.368821" calcext:value-type="float">
            <text:p>0,3688</text:p>
          </table:table-cell>
          <table:table-cell office:value-type="float" office:value="0.536122" calcext:value-type="float">
            <text:p>0,5361</text:p>
          </table:table-cell>
          <table:table-cell office:value-type="float" office:value="0.692015" calcext:value-type="float">
            <text:p>0,6920</text:p>
          </table:table-cell>
          <table:table-cell office:value-type="float" office:value="0.771863" calcext:value-type="float">
            <text:p>0,7719</text:p>
          </table:table-cell>
          <table:table-cell office:value-type="float" office:value="0.927756667137146" calcext:value-type="float">
            <text:p>0,92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Definido pelo usuário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2T15:33:39.546649852</dc:date>
    <meta:editing-duration>PT18M38S</meta:editing-duration>
    <meta:editing-cycles>1</meta:editing-cycles>
    <meta:document-statistic meta:table-count="1" meta:cell-count="81" meta:object-count="0"/>
    <meta:generator>LibreOffice/6.4.7.2$Linux_X86_64 LibreOffice_project/40$Build-2</meta:generator>
  </office:meta>
</office:document-meta>
</file>